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0E00000379D638729C4C1BB74F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91" svg:font-family="'LM Roman 9'" style:font-adornments="9 Regular"/>
    <style:font-face style:name="Arial" svg:font-family="Arial" style:font-adornments="Regular" style:font-family-generic="swiss"/>
    <style:font-face style:name="LM Roman 9" svg:font-family="'LM Roman 9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35cm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ed1c24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ed1c24" fo:font-size="14pt" style:font-size-asian="14pt" style:font-size-complex="14pt"/>
    </style:style>
    <style:style style:name="P6" style:family="paragraph">
      <loext:graphic-properties draw:fill="none" draw:fill-color="#ffffff"/>
      <style:text-properties fo:color="#ed1c24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ed1c24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979cm" svg:height="14.756cm" svg:x="0.002cm" svg:y="0.003cm">
          <draw:image xlink:href="Pictures/100002010000030E00000379D638729C4C1BB74F.png" xlink:type="simple" xlink:show="embed" xlink:actuate="onLoad">
            <text:p/>
          </draw:image>
        </draw:frame>
        <draw:frame draw:style-name="gr2" draw:text-style-name="P3" draw:layer="layout" svg:width="3.211cm" svg:height="0.806cm" svg:x="2.372cm" svg:y="5.417cm">
          <draw:text-box>
            <text:p text:style-name="P2"><text:span text:style-name="T1">Initial States</text:span></text:p>
          </draw:text-box>
        </draw:frame>
        <draw:line draw:style-name="gr3" draw:text-style-name="P4" draw:layer="layout" svg:x1="3.556cm" svg:y1="5.588cm" svg:x2="3.937cm" svg:y2="4.953cm">
          <text:p/>
        </draw:line>
        <draw:line draw:style-name="gr4" draw:text-style-name="P4" draw:layer="layout" svg:x1="4.445cm" svg:y1="1.397cm" svg:x2="4.091cm" svg:y2="2.159cm">
          <text:p/>
        </draw:line>
        <draw:frame draw:style-name="gr2" draw:text-style-name="P6" draw:layer="layout" svg:width="5.015cm" svg:height="0.806cm" svg:x="2.912cm" svg:y="0.745cm">
          <draw:text-box>
            <text:p text:style-name="P5"><text:span text:style-name="T2">Worst-Case Witne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91" svg:font-family="'LM Roman 9'" style:font-adornments="9 Regular"/>
    <style:font-face style:name="Arial" svg:font-family="Arial" style:font-adornments="Regular" style:font-family-generic="swiss"/>
    <style:font-face style:name="LM Roman 9" svg:font-family="'LM Roman 9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marker-end-width="0.102cm" draw:fill="none" draw:fill-gradient-name="Gradient_20_2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25cm" fo:page-height="14.75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6T18:03:14.132344585</meta:creation-date>
    <dc:date>2019-06-10T13:00:28.016171201</dc:date>
    <meta:editing-duration>PT10M44S</meta:editing-duration>
    <meta:editing-cycles>7</meta:editing-cycles>
    <meta:generator>LibreOffice/6.0.7.3$Linux_X86_64 LibreOffice_project/00m0$Build-3</meta:generator>
    <meta:document-statistic meta:object-count="5"/>
  </office:meta>
</office:document-meta>
</file>